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b66c" draw:textarea-horizontal-align="justify" draw:textarea-vertical-align="top" draw:auto-grow-height="false" fo:min-height="7.9cm" fo:min-width="7.515cm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fill="solid" draw:fill-color="#ffdbb6" draw:textarea-horizontal-align="justify" draw:textarea-vertical-align="top" draw:auto-grow-height="false" fo:min-height="7.9cm" fo:min-width="7.515cm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fill="solid" draw:fill-color="#77bc65" draw:textarea-horizontal-align="justify" draw:textarea-vertical-align="top" draw:auto-grow-height="false" fo:min-height="2.25cm" fo:min-width="7.515cm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fill="solid" draw:fill-color="#afd095" draw:textarea-horizontal-align="justify" draw:textarea-vertical-align="top" draw:auto-grow-height="false" fo:min-height="2.3cm" fo:min-width="7.516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="solid" draw:fill-color="#80deea" loext:fill-use-slide-background="false" draw:textarea-horizontal-align="justify" draw:textarea-vertical-align="middle" draw:auto-grow-height="false" fo:min-height="0.25cm" fo:min-width="5.407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svg:stroke-color="#000000" draw:fill="none" loext:fill-use-slide-background="false" draw:textarea-horizontal-align="justify" draw:textarea-vertical-align="top" draw:auto-grow-height="false" fo:min-height="0.25cm" fo:min-width="6.75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25cm" fo:min-width="6.75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width="0.053cm" svg:stroke-color="#00e5ff" draw:marker-start="Linienspitzen_20_1" draw:marker-start-width="0.379cm" draw:marker-end="Arrow" draw:marker-end-width="0.379cm" draw:fill="none" draw:textarea-vertical-align="middle" fo:padding-top="0.151cm" fo:padding-bottom="0.151cm" fo:padding-left="0.276cm" fo:padding-right="0.276cm" loext:decorative="false"/>
    </style:style>
    <style:style style:name="gr9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25cm" fo:min-width="6.135cm" style:writing-mode="lr-tb" loext:decorative="false"/>
      <style:paragraph-properties style:writing-mode="lr-tb"/>
    </style:style>
    <style:style style:name="gr10" style:family="graphic" style:parent-style-name="objectwithoutfill">
      <style:graphic-properties svg:stroke-width="0.053cm" svg:stroke-color="#ff0000" draw:marker-start="Linienspitzen_20_1" draw:marker-start-width="0.379cm" draw:marker-end="Arrow" draw:marker-end-width="0.379cm" draw:fill="none" draw:textarea-vertical-align="middle" fo:padding-top="0.151cm" fo:padding-bottom="0.151cm" fo:padding-left="0.276cm" fo:padding-right="0.276cm" loext:decorative="false"/>
    </style:style>
    <style:style style:name="gr11" style:family="graphic" style:parent-style-name="standard" style:list-style-name="L1">
      <style:graphic-properties svg:stroke-color="#000000" draw:fill="solid" draw:fill-color="#ffaa95" loext:fill-use-slide-background="false" draw:textarea-horizontal-align="justify" draw:textarea-vertical-align="middle" draw:auto-grow-height="false" fo:min-height="0.25cm" fo:min-width="5.698cm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25cm" fo:min-width="5.407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25cm" fo:min-width="6.134cm" style:writing-mode="lr-tb" loext:decorative="false"/>
      <style:paragraph-properties style:writing-mode="lr-tb"/>
    </style:style>
    <style:style style:name="gr14" style:family="graphic" style:parent-style-name="objectwithoutfill">
      <style:graphic-properties draw:stroke="dash" draw:stroke-dash="Dash" svg:stroke-width="0.053cm" svg:stroke-color="#00e5ff" draw:marker-start="Linienspitzen_20_1" draw:marker-start-width="0.379cm" draw:marker-end="Arrow" draw:marker-end-width="0.379cm" svg:stroke-linecap="butt" draw:fill="none" draw:textarea-vertical-align="middle" fo:padding-top="0.151cm" fo:padding-bottom="0.151cm" fo:padding-left="0.276cm" fo:padding-right="0.276cm" loext:decorative="false"/>
    </style:style>
    <style:style style:name="gr15" style:family="graphic" style:parent-style-name="standard">
      <style:graphic-properties draw:fill="solid" draw:fill-color="#ffd740" draw:textarea-horizontal-align="justify" draw:textarea-vertical-align="middle" draw:auto-grow-height="false" fo:min-height="0.376cm" fo:min-width="4.094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25cm" fo:min-width="6.135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25cm" fo:min-width="6.135cm" style:writing-mode="lr-tb" loext:decorative="false"/>
      <style:paragraph-properties style:writing-mode="lr-tb"/>
    </style:style>
    <style:style style:name="gr18" style:family="graphic" style:parent-style-name="objectwithoutfill">
      <style:graphic-properties draw:stroke="dash" draw:stroke-dash="Dash" svg:stroke-width="0.053cm" svg:stroke-color="#069a2e" draw:marker-start="Linienspitzen_20_1" draw:marker-start-width="0.379cm" draw:marker-end="Arrow" draw:marker-end-width="0.379cm" svg:stroke-linecap="butt" draw:fill="none" draw:textarea-vertical-align="middle" fo:padding-top="0.151cm" fo:padding-bottom="0.151cm" fo:padding-left="0.276cm" fo:padding-right="0.276cm" loext:decorative="false"/>
    </style:style>
    <style:style style:name="gr19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25cm" fo:min-width="6.135cm" style:writing-mode="lr-tb" loext:decorative="false"/>
      <style:paragraph-properties style:writing-mode="lr-tb"/>
    </style:style>
    <style:style style:name="gr20" style:family="graphic" style:parent-style-name="objectwithoutfill">
      <style:graphic-properties draw:stroke="dash" draw:stroke-dash="Dash" svg:stroke-width="0.053cm" svg:stroke-color="#ff0000" draw:marker-start="Linienspitzen_20_1" draw:marker-start-width="0.379cm" draw:marker-end="Arrow" draw:marker-end-width="0.379cm" svg:stroke-linecap="butt" draw:fill="none" draw:textarea-vertical-align="middle" fo:padding-top="0.151cm" fo:padding-bottom="0.151cm" fo:padding-left="0.276cm" fo:padding-right="0.276cm" loext:decorative="false"/>
    </style:style>
    <style:style style:name="gr21" style:family="graphic" style:parent-style-name="standard" style:list-style-name="L1">
      <style:graphic-properties svg:stroke-color="#000000" draw:fill="solid" draw:fill-color="#ffaa95" loext:fill-use-slide-background="false" draw:textarea-horizontal-align="justify" draw:textarea-vertical-align="middle" draw:auto-grow-height="false" fo:min-height="0.5cm" fo:min-width="6.135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svg:stroke-color="#000000" draw:fill="solid" draw:fill-color="#afd095" loext:fill-use-slide-background="false" draw:opacity="100%" draw:textarea-horizontal-align="justify" draw:textarea-vertical-align="middle" draw:auto-grow-height="false" fo:min-height="0.5cm" fo:min-width="6.385cm" style:writing-mode="lr-tb" loext:decorative="false"/>
      <style:paragraph-properties style:writing-mode="lr-tb"/>
    </style:style>
    <style:style style:name="gr23" style:family="graphic" style:parent-style-name="objectwithoutfill">
      <style:graphic-properties svg:stroke-width="0.053cm" svg:stroke-color="#069a2e" draw:marker-start="Linienspitzen_20_1" draw:marker-start-width="0.379cm" draw:marker-end="Arrow" draw:marker-end-width="0.379cm" draw:fill="none" draw:textarea-vertical-align="middle" fo:padding-top="0.151cm" fo:padding-bottom="0.151cm" fo:padding-left="0.276cm" fo:padding-right="0.276cm" loext:decorative="false"/>
    </style:style>
    <style:style style:name="gr24" style:family="graphic" style:parent-style-name="standard" style:list-style-name="L1">
      <style:graphic-properties svg:stroke-color="#000000" draw:fill="solid" draw:fill-color="#afd095" loext:fill-use-slide-background="false" draw:textarea-horizontal-align="justify" draw:textarea-vertical-align="middle" draw:auto-grow-height="false" fo:min-height="0.5cm" fo:min-width="6.135cm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svg:stroke-color="#000000" draw:fill="solid" draw:fill-color="#80deea" loext:fill-use-slide-background="false" draw:textarea-horizontal-align="justify" draw:textarea-vertical-align="middle" draw:auto-grow-height="false" fo:min-height="0.386cm" fo:min-width="6.134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25cm" fo:min-width="6.135cm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svg:stroke-color="#000000" draw:fill="solid" draw:fill-color="#ffecb3" loext:fill-use-slide-background="false" draw:opacity="100%" draw:textarea-horizontal-align="justify" draw:textarea-vertical-align="middle" draw:auto-grow-height="false" fo:min-height="1cm" fo:min-width="6.385cm" style:writing-mode="lr-tb" loext:decorative="false"/>
      <style:paragraph-properties style:writing-mode="lr-tb"/>
    </style:style>
    <style:style style:name="gr28" style:family="graphic" style:parent-style-name="objectwithoutfill">
      <style:graphic-properties svg:stroke-width="0.053cm" svg:stroke-color="#ffd740" draw:marker-start="Linienspitzen_20_1" draw:marker-start-width="0.379cm" draw:marker-end="Arrow" draw:marker-end-width="0.379cm" draw:fill="none" draw:textarea-vertical-align="middle" fo:padding-top="0.151cm" fo:padding-bottom="0.151cm" fo:padding-left="0.276cm" fo:padding-right="0.276cm" loext:decorative="false"/>
    </style:style>
    <style:style style:name="P1" style:family="paragraph">
      <style:paragraph-properties fo:text-align="center"/>
      <style:text-properties style:use-window-font-color="true" loext:opacity="0%" fo:font-size="9pt" fo:font-weight="bold"/>
    </style:style>
    <style:style style:name="P2" style:family="paragraph">
      <style:paragraph-properties fo:text-align="start"/>
      <style:text-properties style:use-window-font-color="true" loext:opacity="0%" fo:font-size="9pt" fo:font-weight="bold"/>
    </style:style>
    <style:style style:name="P3" style:family="paragraph">
      <style:paragraph-properties fo:text-align="start"/>
      <style:text-properties style:use-window-font-color="true" loext:opacity="0%" style:font-name="Liberation Mono" fo:font-size="10pt" style:font-name-asian="Liberation Mono" style:font-size-asian="10pt" style:font-name-complex="Liberation Mono" style:font-size-complex="10pt"/>
    </style:style>
    <style:style style:name="P4" style:family="paragraph">
      <loext:graphic-properties draw:fill="solid" draw:fill-color="#ffb66c"/>
      <style:paragraph-properties fo:text-align="center" style:writing-mode="lr-tb"/>
      <style:text-properties style:use-window-font-color="true" loext:opacity="0%" fo:font-size="9pt" fo:font-weight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/>
    </style:style>
    <style:style style:name="P6" style:family="paragraph">
      <style:paragraph-properties fo:margin-left="0cm" fo:margin-right="0cm" fo:margin-top="0cm" fo:margin-bottom="0cm" fo:line-height="100%" fo:text-align="start" fo:text-indent="0cm"/>
      <style:text-properties style:use-window-font-color="true" loext:opacity="0%"/>
    </style:style>
    <style:style style:name="P7" style:family="paragraph">
      <loext:graphic-properties draw:fill="solid" draw:fill-color="#ffdbb6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solid" draw:fill-color="#77bc65"/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solid" draw:fill-color="#afd095"/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style:paragraph-properties fo:text-align="start"/>
      <style:text-properties style:use-window-font-color="true" loext:opacity="0%" fo:font-size="7pt"/>
    </style:style>
    <style:style style:name="P12" style:family="paragraph">
      <loext:graphic-properties draw:fill="solid" draw:fill-color="#80deea"/>
      <style:paragraph-properties fo:text-align="start" style:writing-mode="lr-tb"/>
      <style:text-properties style:use-window-font-color="true" loext:opacity="0%" fo:font-size="7pt"/>
    </style:style>
    <style:style style:name="P13" style:family="paragraph">
      <style:paragraph-properties fo:margin-left="0cm" fo:margin-right="0cm" fo:margin-top="0cm" fo:margin-bottom="0cm" fo:line-height="100%" fo:text-align="start" fo:text-indent="0cm"/>
      <style:text-properties style:use-window-font-color="true" loext:opacity="0%" fo:font-size="7pt"/>
    </style:style>
    <style:style style:name="P14" style:family="paragraph">
      <style:paragraph-properties fo:margin-left="0.5cm" fo:margin-right="0cm" fo:margin-top="0cm" fo:margin-bottom="0cm" fo:line-height="100%" fo:text-align="start" fo:text-indent="0cm"/>
      <style:text-properties style:use-window-font-color="true" loext:opacity="0%" fo:font-size="7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loext:opacity="0%" fo:font-size="7pt"/>
    </style:style>
    <style:style style:name="P16" style:family="paragraph">
      <loext:graphic-properties draw:fill="none"/>
      <style:paragraph-properties fo:text-align="start" style:writing-mode="lr-tb"/>
      <style:text-properties style:use-window-font-color="true" loext:opacity="0%" fo:font-size="7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  <style:paragraph-properties fo:text-align="center"/>
      <style:text-properties style:use-window-font-color="true" loext:opacity="0%"/>
    </style:style>
    <style:style style:name="P19" style:family="paragraph">
      <loext:graphic-properties draw:fill="solid" draw:fill-color="#ffaa95"/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loext:opacity="0%" fo:font-size="7pt"/>
    </style:style>
    <style:style style:name="P20" style:family="paragraph">
      <style:paragraph-properties fo:text-align="center"/>
      <style:text-properties fo:font-size="12pt"/>
    </style:style>
    <style:style style:name="P21" style:family="paragraph">
      <loext:graphic-properties draw:fill="solid" draw:fill-color="#ffd740"/>
      <style:paragraph-properties fo:text-align="center" style:writing-mode="lr-tb"/>
      <style:text-properties fo:font-size="12pt"/>
    </style:style>
    <style:style style:name="P22" style:family="paragraph">
      <style:paragraph-properties fo:margin-left="0cm" fo:margin-right="0cm" fo:line-height="100%" fo:text-align="start" fo:text-indent="0cm"/>
      <style:text-properties style:use-window-font-color="true" loext:opacity="0%" style:font-name="Liberation Sans1" fo:font-size="7pt" fo:font-weight="normal" style:font-name-asian="Liberation Mono" style:font-size-asian="10pt" style:font-name-complex="Liberation Mono" style:font-size-complex="10pt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loext:opacity="0%" style:font-name="Liberation Sans1" fo:font-size="7pt" fo:font-weight="normal" style:font-name-asian="Liberation Mono" style:font-size-asian="10pt" style:font-name-complex="Liberation Mono" style:font-size-complex="10pt"/>
    </style:style>
    <style:style style:name="P24" style:family="paragraph">
      <loext:graphic-properties draw:fill="solid" draw:fill-color="#afd095" draw:opacity="100%"/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loext:opacity="0%" fo:font-size="7pt"/>
    </style:style>
    <style:style style:name="P25" style:family="paragraph">
      <style:paragraph-properties fo:margin-left="0cm" fo:margin-right="0cm" fo:line-height="100%" fo:text-align="start" fo:text-indent="0cm"/>
      <style:text-properties style:use-window-font-color="true" loext:opacity="0%" style:font-name="Liberation Sans1" fo:font-size="7pt" fo:font-weight="normal" style:font-name-asian="Liberation Mono" style:font-size-asian="7pt" style:font-weight-asian="normal" style:font-name-complex="Liberation Mono" style:font-size-complex="7pt" style:font-weight-complex="normal"/>
    </style:style>
    <style:style style:name="P26" style:family="paragraph">
      <loext:graphic-properties draw:fill="solid" draw:fill-color="#afd095"/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loext:opacity="0%" style:font-name="Liberation Sans1" fo:font-size="7pt" fo:font-weight="normal" style:font-name-asian="Liberation Mono" style:font-size-asian="7pt" style:font-weight-asian="normal" style:font-name-complex="Liberation Mono" style:font-size-complex="7pt" style:font-weight-complex="normal"/>
    </style:style>
    <style:style style:name="P27" style:family="paragraph">
      <loext:graphic-properties draw:fill="solid" draw:fill-color="#80deea"/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loext:opacity="0%" fo:font-size="7pt"/>
    </style:style>
    <style:style style:name="P28" style:family="paragraph">
      <style:paragraph-properties fo:text-align="start"/>
      <style:text-properties fo:font-size="7pt"/>
    </style:style>
    <style:style style:name="P29" style:family="paragraph">
      <loext:graphic-properties draw:fill="none"/>
      <style:paragraph-properties fo:text-align="start" style:writing-mode="lr-tb"/>
      <style:text-properties fo:font-size="7pt"/>
    </style:style>
    <style:style style:name="P30" style:family="paragraph">
      <loext:graphic-properties draw:fill="solid" draw:fill-color="#ffecb3" draw:opacity="100%"/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loext:opacity="0%" fo:font-size="7pt"/>
    </style:style>
    <style:style style:name="T1" style:family="text">
      <style:text-properties fo:font-size="9pt" fo:font-weight="bold"/>
    </style:style>
    <style:style style:name="T2" style:family="text">
      <style:text-properties fo:font-size="7pt" fo:font-weight="normal" style:font-size-asian="7pt" style:font-weight-asian="normal" style:font-size-complex="7pt" style:font-weight-complex="normal"/>
    </style:style>
    <style:style style:name="T3" style:family="text">
      <style:text-properties style:font-name="Liberation Sans1" fo:font-size="7pt" fo:font-weight="bold" style:font-size-asian="7pt" style:font-weight-asian="normal" style:font-size-complex="7pt" style:font-weight-complex="normal"/>
    </style:style>
    <style:style style:name="T4" style:family="text">
      <style:text-properties style:font-name="Liberation Sans1" fo:font-size="7pt" fo:font-weight="normal" style:font-size-asian="7pt" style:font-weight-asian="normal" style:font-size-complex="7pt" style:font-weight-complex="normal"/>
    </style:style>
    <style:style style:name="T5" style:family="text">
      <style:text-properties fo:font-size="7pt"/>
    </style:style>
    <style:style style:name="T6" style:family="text">
      <style:text-properties fo:font-variant="normal" fo:text-transform="none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Mangal" style:font-size-complex="7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/>
    </style:style>
    <style:style style:name="T9" style:family="text">
      <style:text-properties style:font-name="Liberation Sans1" fo:font-size="7pt" fo:font-weight="bold" style:font-name-asian="Liberation Mono" style:font-size-asian="7pt" style:font-weight-asian="normal" style:font-name-complex="Liberation Mono" style:font-size-complex="7pt" style:font-weight-complex="normal"/>
    </style:style>
    <style:style style:name="T10" style:family="text">
      <style:text-properties style:font-name-asian="Liberation Mono" style:font-size-asian="7pt" style:font-weight-asian="normal" style:font-name-complex="Liberation Mono" style:font-size-complex="7pt" style:font-weight-complex="normal"/>
    </style:style>
    <style:style style:name="T11" style:family="text">
      <style:text-properties style:font-name="Liberation Sans1" fo:font-size="7pt" fo:font-weight="normal" style:font-name-asian="Liberation Mono" style:font-size-asian="7pt" style:font-weight-asian="normal" style:font-name-complex="Liberation Mono" style:font-size-complex="7pt" style:font-weight-complex="normal"/>
    </style:style>
    <style:style style:name="T12" style:family="text">
      <style:text-properties style:use-window-font-color="true" loext:opacity="0%" style:font-name="Liberation Sans1" fo:font-size="7pt" fo:font-weight="normal" style:font-name-asian="Liberation Mono" style:font-size-asian="7pt" style:font-weight-asian="normal" style:font-name-complex="Liberation Mono" style:font-size-complex="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4" draw:layer="layout" svg:width="8.015cm" svg:height="8.15cm" svg:x="7.75cm" svg:y="4.85cm">
          <text:p text:style-name="P1"><text:span text:style-name="T1">Entity Ctrl</text:span></text:p>
          <text:p text:style-name="P2"><text:span text:style-name="T2"/></text:p>
          <text:p text:style-name="P3"><text:span text:style-name="T3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><text:line-break/></text:span><text:span text:style-name="T2"><text:line-break/></text:span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4"/></text:p>
          <text:p text:style-name="P2"><text:span text:style-name="T4"/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8.015cm" svg:height="8.15cm" svg:x="17.735cm" svg:y="4.85cm">
          <text:p text:style-name="P5"><text:span text:style-name="T1">Entity Gui</text:span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8.015cm" svg:height="2.5cm" svg:x="7.75cm" svg:y="13.3cm">
          <text:p text:style-name="P8"><text:span text:style-name="T1">Dialog Ctrl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8.016cm" svg:height="2.55cm" svg:x="17.707cm" svg:y="13.25cm">
          <text:p text:style-name="P8"><text:span text:style-name="T1">Dialog Gui</text:span></text:p>
          <text:p text:style-name="P8"><text:span text:style-name="T1"/></text:p>
          <text:p text:style-name="P8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xml:id="id1" draw:id="id1" draw:layer="layout" svg:width="5.907cm" svg:height="0.5cm" svg:x="18.551cm" svg:y="14.25cm">
          <text:p text:style-name="P11"><text:span text:style-name="T5">accept()</text:span></text:p>
          <draw:enhanced-geometry svg:viewBox="0 0 21600 21600" draw:type="rectangle" draw:enhanced-path="M 0 0 L 21600 0 21600 21600 0 21600 0 0 Z N"/>
        </draw:custom-shape>
        <draw:custom-shape draw:style-name="gr6" draw:text-style-name="P15" xml:id="id3" draw:id="id3" draw:layer="layout" svg:width="7.25cm" svg:height="0.5cm" svg:x="18cm" svg:y="9.35cm">
          <text:p text:style-name="P13"><text:span text:style-name="T2">def acceptWdg(self):</text:span></text:p>
          <text:p text:style-name="P13"><text:span text:style-name="T2"/></text:p>
          <text:p text:style-name="P14"><text:span text:style-name="T2"><text:tab/></text:span><text:span text:style-name="T2"><text:tab/></text:span><text:span text:style-name="T2"><text:tab/></text:span><text:span text:style-name="T2"><text:tab/></text:span><text:span text:style-name="T2"> <text:s text:c="4"/>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xml:id="id2" draw:id="id2" draw:layer="layout" svg:width="7.25cm" svg:height="0.5cm" svg:x="18cm" svg:y="8.431cm">
          <text:p text:style-name="P11"><text:span text:style-name="T5">self.ctrl.entity_dialog.ui.accepted.connect(self.acceptWdg)</text:span></text:p>
          <draw:enhanced-geometry svg:viewBox="0 0 21600 21600" draw:type="rectangle" draw:enhanced-path="M 0 0 L 21600 0 21600 21600 0 21600 0 0 Z N"/>
        </draw:custom-shape>
        <draw:connector draw:style-name="gr8" draw:text-style-name="P17" draw:layer="layout" draw:line-skew="1.499cm" svg:x1="24.458cm" svg:y1="14.5cm" svg:x2="25.25cm" svg:y2="8.681cm" draw:start-shape="id1" draw:start-glue-point="1" draw:end-shape="id2" draw:end-glue-point="1" svg:d="M24458 14500h2792v-5819h-2000" svg:viewBox="0 0 2793 5820">
          <text:p/>
        </draw:connector>
        <draw:connector draw:style-name="gr8" draw:text-style-name="P18" draw:layer="layout" draw:line-skew="-0.499cm" svg:x1="18cm" svg:y1="8.681cm" svg:x2="18cm" svg:y2="9.6cm" draw:start-shape="id2" draw:start-glue-point="3" draw:end-shape="id3" draw:end-glue-point="3" svg:d="M18000 8681h-1000v919h1000" svg:viewBox="0 0 1001 920">
          <text:p/>
        </draw:connector>
        <draw:custom-shape draw:style-name="gr9" draw:text-style-name="P15" xml:id="id10" draw:id="id10" draw:layer="layout" svg:width="6.635cm" svg:height="0.5cm" svg:x="8.115cm" svg:y="6.186cm">
          <text:p text:style-name="P13"><text:span text:style-name="T6">self.ui.updateDmiNameSgn.connect(</text:span><text:span text:style-name="T2">updateDmiName)</text:span></text:p>
          <draw:enhanced-geometry svg:viewBox="0 0 21600 21600" draw:type="rectangle" draw:enhanced-path="M 0 0 L 21600 0 21600 21600 0 21600 0 0 Z N"/>
        </draw:custom-shape>
        <draw:connector draw:style-name="gr10" draw:text-style-name="P18" draw:layer="layout" draw:line-skew="0.801cm" svg:x1="24.948cm" svg:y1="10.1cm" svg:x2="24.688cm" svg:y2="5.702cm" draw:start-shape="id4" draw:start-glue-point="1" draw:end-shape="id5" draw:end-glue-point="1" svg:d="M24948 10100h1302v-4398h-1562" svg:viewBox="0 0 1563 4399">
          <text:p/>
        </draw:connector>
        <draw:custom-shape draw:style-name="gr11" draw:text-style-name="P19" xml:id="id4" draw:id="id4" draw:layer="layout" svg:width="6.198cm" svg:height="0.5cm" svg:x="18.75cm" svg:y="9.85cm">
          <text:p text:style-name="P13"><text:span text:style-name="T6">self.</text:span><text:span text:style-name="T2">updateDmiNameSgn.emit(self.uiName.text())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18" draw:id="id18" draw:layer="layout" svg:width="5.907cm" svg:height="0.5cm" svg:x="18.75cm" svg:y="10.351cm">
          <text:p text:style-name="P11"><text:span text:style-name="T7">self.</text:span><text:span text:style-name="T2">acceptEntitySgn</text:span><text:span text:style-name="T5">.emit()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xml:id="id7" draw:id="id7" draw:layer="layout" svg:width="6.634cm" svg:height="0.5cm" svg:x="8.116cm" svg:y="6.686cm">
          <text:p text:style-name="P13"><text:span text:style-name="T6">self.ui.</text:span><text:span text:style-name="T2">acceptEntitySgn.connect(commitEntity)</text:span></text:p>
          <draw:enhanced-geometry svg:viewBox="0 0 21600 21600" draw:type="rectangle" draw:enhanced-path="M 0 0 L 21600 0 21600 21600 0 21600 0 0 Z N"/>
        </draw:custom-shape>
        <draw:connector draw:style-name="gr14" draw:text-style-name="P18" draw:layer="layout" draw:line-skew="0.598cm" svg:x1="18.054cm" svg:y1="6.302cm" svg:x2="14.75cm" svg:y2="6.936cm" draw:start-shape="id6" draw:start-glue-point="3" draw:end-shape="id7" draw:end-glue-point="1" svg:d="M18054 6302h-1054v634h-2250" svg:viewBox="0 0 3305 635">
          <text:p/>
        </draw:connector>
        <draw:custom-shape draw:style-name="gr15" draw:text-style-name="P21" draw:layer="layout" svg:width="5.25cm" svg:height="1.25cm" svg:x="2.75cm" svg:y="11cm">
          <text:p text:style-name="P20"><text:span text:style-name="T8">Star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6" draw:text-style-name="P15" xml:id="id8" draw:id="id8" draw:layer="layout" svg:width="6.635cm" svg:height="0.5cm" svg:x="8.115cm" svg:y="5.35cm">
          <text:p text:style-name="P13"><text:span text:style-name="T9">setNameSgn = pyqtSignal(str)</text:span></text:p>
          <draw:enhanced-geometry svg:viewBox="0 0 21600 21600" draw:type="rectangle" draw:enhanced-path="M 0 0 L 21600 0 21600 21600 0 21600 0 0 Z N"/>
        </draw:custom-shape>
        <draw:custom-shape draw:style-name="gr17" draw:text-style-name="P23" xml:id="id9" draw:id="id9" draw:layer="layout" svg:width="6.635cm" svg:height="0.5cm" svg:x="18cm" svg:y="7.25cm">
          <text:p text:style-name="P22"><text:span text:style-name="T10">self.ctrl.setNachnameSgn.connect(self.setNachname)</text:span></text:p>
          <draw:enhanced-geometry svg:viewBox="0 0 21600 21600" draw:type="rectangle" draw:enhanced-path="M 0 0 L 21600 0 21600 21600 0 21600 0 0 Z N"/>
        </draw:custom-shape>
        <draw:connector draw:style-name="gr18" draw:text-style-name="P18" draw:layer="layout" draw:line-skew="-0.374cm" svg:x1="14.75cm" svg:y1="5.6cm" svg:x2="18cm" svg:y2="7.5cm" draw:start-shape="id8" draw:start-glue-point="1" draw:end-shape="id9" draw:end-glue-point="3" svg:d="M14750 5600h1250v1900h2000" svg:viewBox="0 0 3251 1901">
          <text:p/>
        </draw:connector>
        <draw:custom-shape draw:style-name="gr19" draw:text-style-name="P15" xml:id="id5" draw:id="id5" draw:layer="layout" svg:width="6.635cm" svg:height="0.5cm" svg:x="18.053cm" svg:y="5.452cm">
          <text:p text:style-name="P13"><text:span text:style-name="T11">updateDmiNameSgn = pyqtSignal(str)</text:span></text:p>
          <draw:enhanced-geometry svg:viewBox="0 0 21600 21600" draw:type="rectangle" draw:enhanced-path="M 0 0 L 21600 0 21600 21600 0 21600 0 0 Z N"/>
        </draw:custom-shape>
        <draw:connector draw:style-name="gr20" draw:text-style-name="P18" draw:layer="layout" draw:line-skew="0.099cm" svg:x1="18.053cm" svg:y1="5.702cm" svg:x2="14.75cm" svg:y2="6.436cm" draw:start-shape="id5" draw:start-glue-point="3" draw:end-shape="id10" draw:end-glue-point="1" svg:d="M18053 5702h-1553v734h-1750" svg:viewBox="0 0 3304 735">
          <text:p/>
        </draw:connector>
        <draw:custom-shape draw:style-name="gr21" draw:text-style-name="P19" xml:id="id11" draw:id="id11" draw:layer="layout" svg:width="6.635cm" svg:height="0.75cm" svg:x="8.115cm" svg:y="7.65cm">
          <text:p text:style-name="P13"><text:span text:style-name="T2">def updateDmiName(self, value):</text:span></text:p>
          <text:p text:style-name="P13"><text:span text:style-name="T2"><text:tab/></text:span><text:span text:style-name="T2">self._entity_dmi.name = value</text:span></text:p>
          <draw:enhanced-geometry svg:viewBox="0 0 21600 21600" draw:type="rectangle" draw:enhanced-path="M 0 0 L 21600 0 21600 21600 0 21600 0 0 Z N"/>
        </draw:custom-shape>
        <draw:connector draw:style-name="gr10" draw:text-style-name="P18" draw:layer="layout" draw:line-skew="-0.363cm" svg:x1="8.115cm" svg:y1="6.436cm" svg:x2="8.115cm" svg:y2="8.025cm" draw:start-shape="id10" draw:start-glue-point="3" draw:end-shape="id11" draw:end-glue-point="3" svg:d="M8115 6436h-865v1589h865" svg:viewBox="0 0 866 1590">
          <text:p/>
        </draw:connector>
        <draw:custom-shape draw:style-name="gr22" draw:text-style-name="P24" xml:id="id12" draw:id="id12" draw:layer="layout" svg:width="6.885cm" svg:height="0.75cm" svg:x="8.115cm" svg:y="9.7cm">
          <text:p text:style-name="P13"><text:span text:style-name="T2">def emitSignals(self):</text:span></text:p>
          <text:p text:style-name="P13"><text:span text:style-name="T11"><text:tab/></text:span><text:span text:style-name="T11">self.setNameSgn.emit(self._entity_dmi.name)</text:span></text:p>
          <draw:enhanced-geometry svg:viewBox="0 0 21600 21600" draw:type="rectangle" draw:enhanced-path="M 0 0 L 21600 0 21600 21600 0 21600 0 0 Z N"/>
        </draw:custom-shape>
        <draw:connector draw:style-name="gr23" draw:text-style-name="P18" draw:layer="layout" draw:line-skew="-0.863cm" svg:x1="8.115cm" svg:y1="10.075cm" svg:x2="8.115cm" svg:y2="5.6cm" draw:start-shape="id12" draw:start-glue-point="3" draw:end-shape="id8" draw:end-glue-point="3" svg:d="M8115 10075h-1365v-4475h1365" svg:viewBox="0 0 1366 4476">
          <text:p/>
        </draw:connector>
        <draw:custom-shape draw:style-name="gr24" draw:text-style-name="P26" xml:id="id13" draw:id="id13" draw:layer="layout" svg:width="6.635cm" svg:height="0.75cm" svg:x="18.108cm" svg:y="11.294cm">
          <text:p text:style-name="P25"><text:span text:style-name="T4">def setNachname(self, value):</text:span></text:p>
          <text:p text:style-name="P25"><text:span text:style-name="T4"><text:tab/></text:span><text:span text:style-name="T4">self.uiNachnameLedit.setText(value)</text:span></text:p>
          <draw:enhanced-geometry svg:viewBox="0 0 21600 21600" draw:type="rectangle" draw:enhanced-path="M 0 0 L 21600 0 21600 21600 0 21600 0 0 Z N"/>
        </draw:custom-shape>
        <draw:connector draw:style-name="gr23" draw:text-style-name="P18" draw:layer="layout" draw:line-skew="1.507cm" svg:x1="24.635cm" svg:y1="7.5cm" svg:x2="24.743cm" svg:y2="11.669cm" draw:start-shape="id9" draw:start-glue-point="1" draw:end-shape="id13" draw:end-glue-point="1" svg:d="M24635 7500h2115v4169h-2007" svg:viewBox="0 0 2116 4170">
          <text:p/>
        </draw:connector>
        <draw:custom-shape draw:style-name="gr25" draw:text-style-name="P27" xml:id="id14" draw:id="id14" draw:layer="layout" svg:width="6.634cm" svg:height="0.636cm" svg:x="8.116cm" svg:y="8.75cm">
          <text:p text:style-name="P13"><text:span text:style-name="T2">def commitEntity(self):</text:span></text:p>
          <text:p text:style-name="P13"><text:span text:style-name="T2"><text:tab/></text:span><text:span text:style-name="T2">self.entity_session.commit()</text:span></text:p>
          <draw:enhanced-geometry svg:viewBox="0 0 21600 21600" draw:type="rectangle" draw:enhanced-path="M 0 0 L 21600 0 21600 21600 0 21600 0 0 Z N"/>
        </draw:custom-shape>
        <draw:connector draw:style-name="gr8" draw:text-style-name="P18" draw:layer="layout" draw:line-skew="-0.615cm" svg:x1="8.116cm" svg:y1="6.936cm" svg:x2="8.116cm" svg:y2="9.068cm" draw:start-shape="id7" draw:start-glue-point="3" draw:end-shape="id14" draw:end-glue-point="3" svg:d="M8116 6936h-1116v2132h1116" svg:viewBox="0 0 1117 2133">
          <text:p/>
        </draw:connector>
        <draw:connector draw:style-name="gr23" draw:text-style-name="P17" draw:layer="layout" svg:x1="1.156cm" svg:y1="1.6cm" svg:x2="2.842cm" svg:y2="1.6cm" draw:end-shape="id15" draw:end-glue-point="3" svg:d="M1156 1600h1686" svg:viewBox="0 0 1687 1">
          <text:p/>
        </draw:connector>
        <draw:connector draw:style-name="gr10" draw:text-style-name="P17" draw:layer="layout" svg:x1="1.181cm" svg:y1="2.317cm" svg:x2="2.842cm" svg:y2="2.3cm" draw:end-shape="id16" draw:end-glue-point="3" svg:d="M1181 2317h580v-17h1081" svg:viewBox="0 0 1662 18">
          <text:p/>
        </draw:connector>
        <draw:connector draw:style-name="gr8" draw:text-style-name="P17" draw:layer="layout" svg:x1="1.181cm" svg:y1="3.01cm" svg:x2="2.843cm" svg:y2="3cm" draw:end-shape="id17" draw:end-glue-point="3" svg:d="M1181 3010h580v-10h1082" svg:viewBox="0 0 1663 11">
          <text:p/>
        </draw:connector>
        <draw:custom-shape draw:style-name="gr12" draw:text-style-name="P29" xml:id="id15" draw:id="id15" draw:layer="layout" svg:width="5.907cm" svg:height="0.5cm" svg:x="2.842cm" svg:y="1.35cm">
          <text:p text:style-name="P28"><text:span text:style-name="T5">Signalweg beim mappen</text:span></text:p>
          <draw:enhanced-geometry svg:viewBox="0 0 21600 21600" draw:type="rectangle" draw:enhanced-path="M 0 0 L 21600 0 21600 21600 0 21600 0 0 Z N"/>
        </draw:custom-shape>
        <draw:custom-shape draw:style-name="gr12" draw:text-style-name="P29" xml:id="id16" draw:id="id16" draw:layer="layout" svg:width="5.907cm" svg:height="0.5cm" svg:x="2.842cm" svg:y="2.05cm">
          <text:p text:style-name="P28"><text:span text:style-name="T5">Signalweg beim submitten</text:span></text:p>
          <draw:enhanced-geometry svg:viewBox="0 0 21600 21600" draw:type="rectangle" draw:enhanced-path="M 0 0 L 21600 0 21600 21600 0 21600 0 0 Z N"/>
        </draw:custom-shape>
        <draw:custom-shape draw:style-name="gr12" draw:text-style-name="P29" xml:id="id17" draw:id="id17" draw:layer="layout" svg:width="5.907cm" svg:height="0.5cm" svg:x="2.843cm" svg:y="2.75cm">
          <text:p text:style-name="P28"><text:span text:style-name="T5">Signalweg beim accept des Dialoges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xml:id="id6" draw:id="id6" draw:layer="layout" svg:width="6.635cm" svg:height="0.5cm" svg:x="18.054cm" svg:y="6.052cm">
          <text:p text:style-name="P13"><text:span text:style-name="T12">acceptEntitySgn = pyqtSignal()</text:span></text:p>
          <draw:enhanced-geometry svg:viewBox="0 0 21600 21600" draw:type="rectangle" draw:enhanced-path="M 0 0 L 21600 0 21600 21600 0 21600 0 0 Z N"/>
        </draw:custom-shape>
        <draw:connector draw:style-name="gr8" draw:text-style-name="P17" draw:layer="layout" draw:line-skew="2.811cm" svg:x1="24.657cm" svg:y1="10.601cm" svg:x2="24.689cm" svg:y2="6.302cm" draw:start-shape="id18" draw:start-glue-point="1" draw:end-shape="id6" draw:end-glue-point="1" svg:d="M24657 10601h3343v-4299h-3311" svg:viewBox="0 0 3344 4300">
          <text:p/>
        </draw:connector>
        <draw:custom-shape draw:style-name="gr27" draw:text-style-name="P30" xml:id="id19" draw:id="id19" draw:layer="layout" svg:width="6.885cm" svg:height="1.25cm" svg:x="8.116cm" svg:y="11cm">
          <text:p text:style-name="P13"><text:span text:style-name="T2">def edit(self, entity_dmi):</text:span></text:p>
          <text:p text:style-name="P13"><text:span text:style-name="T11"><text:tab/></text:span><text:span text:style-name="T11">self._entity_dmi = entity_dmi</text:span></text:p>
          <text:p text:style-name="P13"><text:span text:style-name="T11"/></text:p>
          <text:p text:style-name="P13"><text:span text:style-name="T11"><text:tab/></text:span><text:span text:style-name="T11">self.emitSignals()</text:span></text:p>
          <draw:enhanced-geometry svg:viewBox="0 0 21600 21600" draw:type="rectangle" draw:enhanced-path="M 0 0 L 21600 0 21600 21600 0 21600 0 0 Z N"/>
        </draw:custom-shape>
        <draw:connector draw:style-name="gr28" draw:text-style-name="P18" draw:layer="layout" draw:line-skew="0.999cm" svg:x1="15.001cm" svg:y1="11.625cm" svg:x2="15cm" svg:y2="10.075cm" draw:start-shape="id19" draw:start-glue-point="1" draw:end-shape="id12" draw:end-glue-point="1" svg:d="M15001 11625h1499v-1550h-1500" svg:viewBox="0 0 1501 15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30" svg:d="M10 30l-10-30h20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08T17:29:00.505786687</meta:creation-date>
    <dc:date>2025-11-24T16:51:00.294532000</dc:date>
    <meta:editing-duration>PT5H44M2S</meta:editing-duration>
    <meta:editing-cycles>6</meta:editing-cycles>
    <meta:generator>LibreOffice/25.8.1.1$Windows_X86_64 LibreOffice_project/54047653041915e595ad4e45cccea684809c77b5</meta:generator>
    <meta:document-statistic meta:object-count="39"/>
  </office:meta>
</office:document-meta>
</file>